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5-09-0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4-09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3-08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2-09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1-09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20-09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9-09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8-09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7-09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6-09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5-09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4-09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3-09-1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3-04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2-09-1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2-03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1-09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10-10-0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9-08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8-09-0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8-04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7-09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6-09-1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5-10-0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5-08-0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5-05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5-03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11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10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09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07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06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03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4-01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11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9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7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5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4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2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1-2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3-01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10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7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6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4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3-0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2-02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12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11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11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9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8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6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5-1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4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2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1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1-01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0-12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0-10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2</text:p>
          </table:table-cell>
          <table:table-cell office:value-type="string" calcext:value-type="string">
            <text:p>AA Fe <text:s/>93</text:p>
          </table:table-cell>
          <table:table-cell office:value-type="string" calcext:value-type="string">
            <text:p>2000-09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